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7cm" svg:height="2cm" svg:x="10.6cm" svg:y="0.6cm">
          <text:p text:style-name="P1">Table de compt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7cm" svg:height="2cm" svg:x="10.6cm" svg:y="3.6cm">
          <text:p text:style-name="P1">Sélection des gènes </text:p>
          <text:p text:style-name="P1">des opér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7cm" svg:height="2cm" svg:x="1.2cm" svg:y="9.8cm">
          <text:p text:style-name="P2"><text:span text:style-name="T1">Étude des opérons, </text:span></text:p>
          <text:p text:style-name="P2"><text:span text:style-name="T1">différence d’expression </text:span></text:p>
          <text:p text:style-name="P2"><text:span text:style-name="T1">en présence de B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7cm" svg:height="2cm" svg:x="10.6cm" svg:y="9.8cm">
          <text:p text:style-name="P2"><text:span text:style-name="T1">Approche locale</text:span></text:p>
          <text:p text:style-name="P2"><text:span text:style-name="T1">corrélation de</text:span></text:p>
          <text:p text:style-name="P2"><text:span text:style-name="T1">profils d’expr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7cm" svg:height="2cm" svg:x="20cm" svg:y="9.8cm">
          <text:p text:style-name="P2"><text:span text:style-name="T1">Approche globale</text:span></text:p>
          <text:p text:style-name="P2"><text:span text:style-name="T1">seg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7cm" svg:height="2cm" svg:x="10.6cm" svg:y="13.8cm">
          <text:p text:style-name="P1">Recherche de </text:p>
          <text:p text:style-name="P1">détection commu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7cm" svg:height="2cm" svg:x="10.6cm" svg:y="17cm">
          <text:p text:style-name="P1"><text:span text:style-name="T2">É</text:span>tats ancêtres et</text:p>
          <text:p text:style-name="P1">Structures secondai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7cm" svg:height="2cm" svg:x="20cm" svg:y="3.6cm">
          <text:p text:style-name="P1"><text:span text:style-name="T1">É</text:span>tude générale</text:p>
          <text:p text:style-name="P1">des opérons</text:p>
          <text:p text:style-name="P1">avec ou sans B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4.1cm" svg:y1="2.6cm" svg:x2="14.1cm" svg:y2="3.6cm" draw:start-shape="id1" draw:start-glue-point="2" draw:end-shape="id2" draw:end-glue-point="0" svg:d="M14100 2600v1000" svg:viewBox="0 0 1 1001">
          <text:p/>
        </draw:connector>
        <draw:connector draw:style-name="gr3" draw:text-style-name="P1" draw:layer="layout" svg:x1="17.6cm" svg:y1="4.6cm" svg:x2="20cm" svg:y2="4.6cm" draw:start-shape="id2" draw:start-glue-point="1" draw:end-shape="id3" draw:end-glue-point="3" svg:d="M17600 4600h2400" svg:viewBox="0 0 2401 1">
          <text:p/>
        </draw:connector>
        <draw:connector draw:style-name="gr3" draw:text-style-name="P1" draw:layer="layout" svg:x1="14.1cm" svg:y1="11.8cm" svg:x2="14.1cm" svg:y2="13.8cm" draw:start-shape="id4" draw:start-glue-point="2" draw:end-shape="id5" draw:end-glue-point="0" svg:d="M14100 11800v2000" svg:viewBox="0 0 1 2001">
          <text:p/>
        </draw:connector>
        <draw:connector draw:style-name="gr3" draw:text-style-name="P1" draw:layer="layout" svg:x1="14.1cm" svg:y1="15.8cm" svg:x2="14.1cm" svg:y2="17cm" draw:start-shape="id5" draw:start-glue-point="2" draw:end-shape="id6" draw:end-glue-point="0" svg:d="M14100 15800v1200" svg:viewBox="0 0 1 1201">
          <text:p/>
        </draw:connector>
        <draw:connector draw:style-name="gr3" draw:text-style-name="P1" draw:layer="layout" svg:x1="4.7cm" svg:y1="11.8cm" svg:x2="14.1cm" svg:y2="13.8cm" draw:start-shape="id7" draw:end-shape="id5" draw:end-glue-point="0" svg:d="M4700 11800v1001h9400v999" svg:viewBox="0 0 9401 2001">
          <text:p/>
        </draw:connector>
        <draw:connector draw:style-name="gr3" draw:text-style-name="P1" draw:layer="layout" svg:x1="23.5cm" svg:y1="11.8cm" svg:x2="14.1cm" svg:y2="13.8cm" draw:start-shape="id8" draw:start-glue-point="2" draw:end-shape="id5" draw:end-glue-point="0" svg:d="M23500 11800v1001h-9400v999" svg:viewBox="0 0 9401 2001">
          <text:p/>
        </draw:connector>
        <draw:custom-shape draw:style-name="gr1" draw:text-style-name="P2" xml:id="id9" draw:id="id9" draw:layer="layout" svg:width="7cm" svg:height="2cm" svg:x="10.6cm" svg:y="6.6cm">
          <text:p text:style-name="P2"><text:span text:style-name="T1">Sélection des gènes </text:span></text:p>
          <text:p text:style-name="P2"><text:span text:style-name="T1">des opérons </text:span></text:p>
          <text:p text:style-name="P2"><text:span text:style-name="T1">contenant des B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4.1cm" svg:y1="5.6cm" svg:x2="14.1cm" svg:y2="6.6cm" draw:start-shape="id2" draw:start-glue-point="2" draw:end-shape="id9" draw:end-glue-point="0" svg:d="M14100 5600v1000" svg:viewBox="0 0 1 1001">
          <text:p/>
        </draw:connector>
        <draw:connector draw:style-name="gr3" draw:text-style-name="P1" draw:layer="layout" svg:x1="14.1cm" svg:y1="8.6cm" svg:x2="14.1cm" svg:y2="9.8cm" draw:start-shape="id9" draw:start-glue-point="2" draw:end-shape="id4" draw:end-glue-point="0" svg:d="M14100 8600v1200" svg:viewBox="0 0 1 1201">
          <text:p/>
        </draw:connector>
        <draw:connector draw:style-name="gr3" draw:text-style-name="P1" draw:layer="layout" svg:x1="14.1cm" svg:y1="8.6cm" svg:x2="4.7cm" svg:y2="9.8cm" draw:start-shape="id9" draw:start-glue-point="2" draw:end-shape="id7" draw:end-glue-point="0" svg:d="M14100 8600v601h-9400v599" svg:viewBox="0 0 9401 1201">
          <text:p/>
        </draw:connector>
        <draw:connector draw:style-name="gr3" draw:text-style-name="P1" draw:layer="layout" svg:x1="14.1cm" svg:y1="8.6cm" svg:x2="23.5cm" svg:y2="9.8cm" draw:start-shape="id9" draw:start-glue-point="2" draw:end-shape="id8" svg:d="M14100 8600v601h9400v599" svg:viewBox="0 0 9401 1201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5-19T12:26:13.757143823</meta:creation-date>
    <dc:date>2015-05-19T12:44:01.197430486</dc:date>
    <dc:creator>jeanne </dc:creator>
    <meta:editing-duration>PT2M27S</meta:editing-duration>
    <meta:editing-cycles>2</meta:editing-cycles>
    <meta:generator>LibreOffice/4.2.8.2$Linux_X86_64 LibreOffice_project/420$Build-2</meta:generator>
    <meta:document-statistic meta:object-count="42"/>
  </office:meta>
</office:document-meta>
</file>